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a) Ortogonalność</text:title></text:p>
      <text:p text:style-name="OrgTitle"/>
      <text:p text:style-name="OrgSubtitle"><text:initial-creator>Piotr Karamon</text:initial-creator></text:p>
      <text:p text:style-name="OrgSubtitle"/>
      <text:p text:style-name="OrgSubtitle">19.03.2024r.</text:p>
      <text:p text:style-name="OrgSubtitle"/>
      <text:p text:style-name="Text_20_body">Wielomiany Legendre'a to wielomiany określone wzorem:
</text:p>
      <text:p text:style-name="Text_20_body"><text:span text:style-name="OrgCode">$$P_n = \frac{1}{2^n n!} \frac{d^n}{dx^n} (x^2 - 1)^n \quad (n = 0,1,\ldots).$$</text:span>
</text:p>
      <text:p text:style-name="Text_20_body">Pierwsze siedem wielomianów Legendre'a:
</text:p>
      <text:p text:style-name="OrgFixedWidthBlock">\begin{align*}</text:p>
      <text:p text:style-name="OrgFixedWidthBlock">P_0(x) &amp;= 1 \\</text:p>
      <text:p text:style-name="OrgFixedWidthBlock">P_1(x) &amp;= x \\</text:p>
      <text:p text:style-name="OrgFixedWidthBlock">P_2(x) &amp;= \frac{1}{2}(3x^2 - 1) \\</text:p>
      <text:p text:style-name="OrgFixedWidthBlock">P_3(x) &amp;= \frac{1}{2}(5x^3 - 3x) \\</text:p>
      <text:p text:style-name="OrgFixedWidthBlock">P_4(x) &amp;= \frac{1}{8}(35x^4 - 30x^2 + 3) \\</text:p>
      <text:p text:style-name="OrgFixedWidthBlock">P_5(x) &amp;= \frac{1}{8}(63x^5 - 70x^3 + 15x) \\</text:p>
      <text:p text:style-name="OrgFixedWidthBlock">P_6(x) &amp;= \frac{1}{16}(231x^6 - 315x^4 + 105x^2 - 5)</text:p>
      <text:p text:style-name="OrgFixedWidthBlockLastLine">\end{align*}</text:p>
      <text:p text:style-name="OrgFixedWidthBlockLastLine"/>
      <text:p text:style-name="Text_20_body">Wielomiany są wzajemnie ortogonalne gdy:
<text:span text:style-name="OrgCode">$$\int_{-1}^{1} P_m(x) P_n(x)dx = 0, \quad \text{dla}\quad m \ne n$$</text:span>
</text:p>
      <text:p text:style-name="Text_20_body">Całki zostaną policzone symbolicznie używając biblioteki SymPy.
</text:p>
      <text:p text:style-name="OrgSrcBlock"><text:span text:style-name="OrgSrcFontLockKeywordFace">import</text:span><text:s/>sympy<text:s/><text:span text:style-name="OrgSrcFontLockKeywordFace">as</text:span><text:s/>sp</text:p>
      <text:p text:style-name="OrgSrcBlock"><text:span text:style-name="OrgSrcFontLockVariableNameFace">x</text:span><text:s/><text:span text:style-name="OrgSrcFontLockOperatorFace">=</text:span><text:s/>sp.symbols(<text:span text:style-name="OrgSrcFontLockStringFace">'x'</text:span>)</text:p>
      <text:p text:style-name="OrgSrcBlock"/>
      <text:p text:style-name="OrgSrcBlock"><text:span text:style-name="OrgSrcFontLockVariableNameFace">P_0</text:span><text:s/><text:span text:style-name="OrgSrcFontLockOperatorFace">=</text:span><text:s/><text:span text:style-name="OrgSrcHighlightNumbersNumber">1</text:span></text:p>
      <text:p text:style-name="OrgSrcBlock"><text:span text:style-name="OrgSrcFontLockVariableNameFace">P_1</text:span><text:s/><text:span text:style-name="OrgSrcFontLockOperatorFace">=</text:span><text:s/>x</text:p>
      <text:p text:style-name="OrgSrcBlock"><text:span text:style-name="OrgSrcFontLockVariableNameFace">P_2</text:span><text:s/><text:span text:style-name="OrgSrcFontLockOperatorFace">=</text:span><text:s/>(<text:span text:style-name="OrgSrcHighlightNumbersNumber">1</text:span><text:span text:style-name="OrgSrcFontLockOperatorFace">/</text:span><text:span text:style-name="OrgSrcHighlightNumbersNumber">2</text:span>)<text:span text:style-name="OrgSrcFontLockOperatorFace">*</text:span>(<text:span text:style-name="OrgSrcHighlightNumbersNumber">3</text:span><text:span text:style-name="OrgSrcFontLockOperatorFace">*</text:span>x<text:span text:style-name="OrgSrcFontLockOperatorFace">**</text:span><text:span text:style-name="OrgSrcHighlightNumbersNumber">2</text:span><text:s/><text:span text:style-name="OrgSrcFontLockOperatorFace">-</text:span><text:s/><text:span text:style-name="OrgSrcHighlightNumbersNumber">1</text:span>)</text:p>
      <text:p text:style-name="OrgSrcBlock"><text:span text:style-name="OrgSrcFontLockVariableNameFace">P_3</text:span><text:s/><text:span text:style-name="OrgSrcFontLockOperatorFace">=</text:span><text:s/>(<text:span text:style-name="OrgSrcHighlightNumbersNumber">1</text:span><text:span text:style-name="OrgSrcFontLockOperatorFace">/</text:span><text:span text:style-name="OrgSrcHighlightNumbersNumber">2</text:span>)<text:span text:style-name="OrgSrcFontLockOperatorFace">*</text:span>(<text:span text:style-name="OrgSrcHighlightNumbersNumber">5</text:span><text:span text:style-name="OrgSrcFontLockOperatorFace">*</text:span>x<text:span text:style-name="OrgSrcFontLockOperatorFace">**</text:span><text:span text:style-name="OrgSrcHighlightNumbersNumber">3</text:span><text:s/><text:span text:style-name="OrgSrcFontLockOperatorFace">-</text:span><text:s/><text:span text:style-name="OrgSrcHighlightNumbersNumber">3</text:span><text:span text:style-name="OrgSrcFontLockOperatorFace">*</text:span>x)</text:p>
      <text:p text:style-name="OrgSrcBlock"><text:span text:style-name="OrgSrcFontLockVariableNameFace">P_4</text:span><text:s/><text:span text:style-name="OrgSrcFontLockOperatorFace">=</text:span><text:s/>(<text:span text:style-name="OrgSrcHighlightNumbersNumber">1</text:span><text:span text:style-name="OrgSrcFontLockOperatorFace">/</text:span><text:span text:style-name="OrgSrcHighlightNumbersNumber">8</text:span>)<text:span text:style-name="OrgSrcFontLockOperatorFace">*</text:span>(<text:span text:style-name="OrgSrcHighlightNumbersNumber">35</text:span><text:span text:style-name="OrgSrcFontLockOperatorFace">*</text:span>x<text:span text:style-name="OrgSrcFontLockOperatorFace">**</text:span><text:span text:style-name="OrgSrcHighlightNumbersNumber">4</text:span><text:s/><text:span text:style-name="OrgSrcFontLockOperatorFace">-</text:span><text:s/><text:span text:style-name="OrgSrcHighlightNumbersNumber">30</text:span><text:span text:style-name="OrgSrcFontLockOperatorFace">*</text:span>x<text:span text:style-name="OrgSrcFontLockOperatorFace">**</text:span><text:span text:style-name="OrgSrcHighlightNumbersNumber">2</text:span><text:s/><text:span text:style-name="OrgSrcFontLockOperatorFace">+</text:span><text:s/><text:span text:style-name="OrgSrcHighlightNumbersNumber">3</text:span>)</text:p>
      <text:p text:style-name="OrgSrcBlock"><text:span text:style-name="OrgSrcFontLockVariableNameFace">P_5</text:span><text:s/><text:span text:style-name="OrgSrcFontLockOperatorFace">=</text:span><text:s/>(<text:span text:style-name="OrgSrcHighlightNumbersNumber">1</text:span><text:span text:style-name="OrgSrcFontLockOperatorFace">/</text:span><text:span text:style-name="OrgSrcHighlightNumbersNumber">8</text:span>)<text:span text:style-name="OrgSrcFontLockOperatorFace">*</text:span>(<text:span text:style-name="OrgSrcHighlightNumbersNumber">63</text:span><text:span text:style-name="OrgSrcFontLockOperatorFace">*</text:span>x<text:span text:style-name="OrgSrcFontLockOperatorFace">**</text:span><text:span text:style-name="OrgSrcHighlightNumbersNumber">5</text:span><text:s/><text:span text:style-name="OrgSrcFontLockOperatorFace">-</text:span><text:s/><text:span text:style-name="OrgSrcHighlightNumbersNumber">70</text:span><text:span text:style-name="OrgSrcFontLockOperatorFace">*</text:span>x<text:span text:style-name="OrgSrcFontLockOperatorFace">**</text:span><text:span text:style-name="OrgSrcHighlightNumbersNumber">3</text:span><text:s/><text:span text:style-name="OrgSrcFontLockOperatorFace">+</text:span><text:s/><text:span text:style-name="OrgSrcHighlightNumbersNumber">15</text:span><text:span text:style-name="OrgSrcFontLockOperatorFace">*</text:span>x)</text:p>
      <text:p text:style-name="OrgSrcBlock"><text:span text:style-name="OrgSrcFontLockVariableNameFace">P_6</text:span><text:s/><text:span text:style-name="OrgSrcFontLockOperatorFace">=</text:span><text:s/>(<text:span text:style-name="OrgSrcHighlightNumbersNumber">1</text:span><text:span text:style-name="OrgSrcFontLockOperatorFace">/</text:span><text:span text:style-name="OrgSrcHighlightNumbersNumber">16</text:span>)<text:span text:style-name="OrgSrcFontLockOperatorFace">*</text:span>(<text:span text:style-name="OrgSrcHighlightNumbersNumber">231</text:span><text:span text:style-name="OrgSrcFontLockOperatorFace">*</text:span>x<text:span text:style-name="OrgSrcFontLockOperatorFace">**</text:span><text:span text:style-name="OrgSrcHighlightNumbersNumber">6</text:span><text:s/><text:span text:style-name="OrgSrcFontLockOperatorFace">-</text:span><text:s/><text:span text:style-name="OrgSrcHighlightNumbersNumber">315</text:span><text:span text:style-name="OrgSrcFontLockOperatorFace">*</text:span>x<text:span text:style-name="OrgSrcFontLockOperatorFace">**</text:span><text:span text:style-name="OrgSrcHighlightNumbersNumber">4</text:span><text:s/><text:span text:style-name="OrgSrcFontLockOperatorFace">+</text:span><text:s/><text:span text:style-name="OrgSrcHighlightNumbersNumber">105</text:span><text:span text:style-name="OrgSrcFontLockOperatorFace">*</text:span>x<text:span text:style-name="OrgSrcFontLockOperatorFace">**</text:span><text:span text:style-name="OrgSrcHighlightNumbersNumber">2</text:span><text:s/><text:span text:style-name="OrgSrcFontLockOperatorFace">-</text:span><text:s/><text:span text:style-name="OrgSrcHighlightNumbersNumber">5</text:span>)</text:p>
      <text:p text:style-name="OrgSrcBlock"/>
      <text:p text:style-name="OrgSrcBlock"><text:span text:style-name="OrgSrcFontLockVariableNameFace">legendre_polynomials</text:span><text:s/><text:span text:style-name="OrgSrcFontLockOperatorFace">=</text:span><text:s/>[P_0,<text:s/>P_1,<text:s/>P_2,<text:s/>P_3,<text:s/>P_4,<text:s/>P_5,<text:s/>P_6]</text:p>
      <text:p text:style-name="OrgSrcBlock"><text:span text:style-name="OrgSrcFontLockKeywordFace">for</text:span><text:s/>i,<text:s/>p1<text:s/><text:span text:style-name="OrgSrcFontLockKeywordFace">in</text:span><text:s/><text:span text:style-name="OrgSrcFontLockBuiltinFace">enumerate</text:span>(legendre_polynomials):</text:p>
      <text:p text:style-name="OrgSrcBlock"><text:s/><text:s/><text:s/><text:s/><text:span text:style-name="OrgSrcFontLockKeywordFace">for</text:span><text:s/>j,<text:s/>p2<text:s/><text:span text:style-name="OrgSrcFontLockKeywordFace">in</text:span><text:s/><text:span text:style-name="OrgSrcFontLockBuiltinFace">enumerate</text:span>(legendre_polynomials[:i]):</text:p>
      <text:p text:style-name="OrgSrcBlock"><text:s/><text:s/><text:s/><text:s/><text:s/><text:s/><text:s/><text:s/><text:span text:style-name="OrgSrcFontLockVariableNameFace">integral</text:span><text:s/><text:span text:style-name="OrgSrcFontLockOperatorFace">=</text:span><text:s/>sp.integrate(p1<text:span text:style-name="OrgSrcFontLockOperatorFace">*</text:span>p2,<text:s/>(x,<text:s/><text:span text:style-name="OrgSrcFontLockOperatorFace">-</text:span><text:span text:style-name="OrgSrcHighlightNumbersNumber">1</text:span>,<text:s/><text:span text:style-name="OrgSrcHighlightNumbersNumber">1</text:span>))</text:p>
      <text:p text:style-name="OrgSrcBlockLastLine"><text:s/><text:s/><text:s/><text:s/><text:s/><text:s/><text:s/><text:s/><text:span text:style-name="OrgSrcFontLockBuiltinFace">print</text:span>(f<text:span text:style-name="OrgSrcFontLockStringFace">'integral<text:s/>for<text:s/>p_</text:span>{i}<text:span text:style-name="OrgSrcFontLockStringFace"><text:s/>and<text:s/>p_</text:span>{j}<text:span text:style-name="OrgSrcFontLockStringFace"><text:s/>=<text:s/></text:span>{integral}<text:span text:style-name="OrgSrcFontLockStringFace">'</text:span>)</text:p>
      <text:p text:style-name="OrgFixedWidthBlock">integral for p_1 and p_0 = 0</text:p>
      <text:p text:style-name="OrgFixedWidthBlock">integral for p_2 and p_0 = 0</text:p>
      <text:p text:style-name="OrgFixedWidthBlock">integral for p_2 and p_1 = 0</text:p>
      <text:p text:style-name="OrgFixedWidthBlock">integral for p_3 and p_0 = 0</text:p>
      <text:p text:style-name="OrgFixedWidthBlock">integral for p_3 and p_1 = 0</text:p>
      <text:p text:style-name="OrgFixedWidthBlock">integral for p_3 and p_2 = 0</text:p>
      <text:p text:style-name="OrgFixedWidthBlock">integral for p_4 and p_0 = 0</text:p>
      <text:p text:style-name="OrgFixedWidthBlock">integral for p_4 and p_1 = 0</text:p>
      <text:p text:style-name="OrgFixedWidthBlock">integral for p_4 and p_2 = 0</text:p>
      <text:p text:style-name="OrgFixedWidthBlock">integral for p_4 and p_3 = 0</text:p>
      <text:p text:style-name="OrgFixedWidthBlock">integral for p_5 and p_0 = 0</text:p>
      <text:p text:style-name="OrgFixedWidthBlock">integral for p_5 and p_1 = 0</text:p>
      <text:p text:style-name="OrgFixedWidthBlock">integral for p_5 and p_2 = 0</text:p>
      <text:p text:style-name="OrgFixedWidthBlock">integral for p_5 and p_3 = 0</text:p>
      <text:p text:style-name="OrgFixedWidthBlock">integral for p_5 and p_4 = 0</text:p>
      <text:p text:style-name="OrgFixedWidthBlock">integral for p_6 and p_0 = 0</text:p>
      <text:p text:style-name="OrgFixedWidthBlock">integral for p_6 and p_1 = 0</text:p>
      <text:p text:style-name="OrgFixedWidthBlock">integral for p_6 and p_2 = 0</text:p>
      <text:p text:style-name="OrgFixedWidthBlock">integral for p_6 and p_3 = 0</text:p>
      <text:p text:style-name="OrgFixedWidthBlock">integral for p_6 and p_4 = 0</text:p>
      <text:p text:style-name="OrgFixedWidthBlockLastLine">integral for p_6 and p_5 = 0</text:p>
      <text:p text:style-name="Text_20_body">Jak widać wszystkie całki postaci <text:span text:style-name="OrgCode">$\int_{-1}^{1} P_m(x) P_n(x)dx$</text:span> wynoszą zero dla pierwszych siedmiu wielomianów Legendre'a.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BuiltinFace" style:family="text">
      <style:text-properties fo:color="#ffffff"/>
    </style:style>
    <style:style style:name="OrgSrcHighlightNumbersNumber" style:family="text">
      <style:text-properties fo:color="#00bcff"/>
    </style:style>
    <style:style style:name="OrgSrcFontLockStringFace" style:family="text">
      <style:text-properties fo:color="#79a8ff"/>
    </style:style>
    <style:style style:name="OrgSrcFontLockOperatorFace" style:family="text">
      <style:text-properties fo:color="#ffffff"/>
    </style:style>
    <style:style style:name="OrgSrcFontLockVariableNameFace" style:family="text">
      <style:text-properties fo:color="#00d3d0"/>
    </style:style>
    <style:style style:name="OrgSrcBlock" style:family="paragraph" style:parent-style-name="Preformatted_20_Text">
      <style:paragraph-properties fo:background-color="#000000" fo:padding="0.049cm" fo:border="0.51pt solid #000000" style:shadow="none">
        <style:background-image/>
      </style:paragraph-properties>
      <style:text-properties fo:color="#ffffff"/>
    </style:style>
    <style:style style:name="OrgSrcFontLockKeywordFace" style:family="text">
      <style:text-properties fo:color="#fffff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iotr Karamon</dc:creator>
    <meta:initial-creator>Piotr Karamon</meta:initial-creator>
    <dc:date>2024-03-25T23:43:04</dc:date>
    <meta:creation-date>2024-03-25T23:43:04</meta:creation-date>
    <meta:generator>Emacs 29.2 (Org mode 9.7)</meta:generator>
    <meta:keyword/>
    <dc:subject/>
    <dc:title>a) Ortogonalność</dc:title>
  </office:meta>
</office:document-meta>
</file>